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930c2" officeooo:paragraph-rsid="001930c2"/>
    </style:style>
    <style:style style:name="P2" style:family="paragraph" style:parent-style-name="Standard">
      <style:text-properties officeooo:rsid="0028ed89" officeooo:paragraph-rsid="0028ed89"/>
    </style:style>
    <style:style style:name="P3" style:family="paragraph" style:parent-style-name="Standard" style:list-style-name="L1">
      <style:text-properties officeooo:rsid="001930c2" officeooo:paragraph-rsid="001930c2"/>
    </style:style>
    <style:style style:name="P4" style:family="paragraph" style:parent-style-name="Standard" style:list-style-name="L1">
      <style:text-properties officeooo:rsid="001930c2" officeooo:paragraph-rsid="001de917"/>
    </style:style>
    <style:style style:name="P5" style:family="paragraph" style:parent-style-name="Standard" style:list-style-name="L1">
      <style:text-properties officeooo:rsid="001c2500" officeooo:paragraph-rsid="001de917"/>
    </style:style>
    <style:style style:name="P6" style:family="paragraph" style:parent-style-name="Standard" style:list-style-name="L1">
      <style:text-properties officeooo:rsid="001f1771" officeooo:paragraph-rsid="001f1771"/>
    </style:style>
    <style:style style:name="P7" style:family="paragraph" style:parent-style-name="Standard" style:list-style-name="L1">
      <style:text-properties officeooo:rsid="001e59aa" officeooo:paragraph-rsid="001f1771"/>
    </style:style>
    <style:style style:name="P8" style:family="paragraph" style:parent-style-name="Standard" style:list-style-name="L1">
      <style:text-properties officeooo:rsid="0020c446" officeooo:paragraph-rsid="0020c446"/>
    </style:style>
    <style:style style:name="P9" style:family="paragraph" style:parent-style-name="Standard" style:list-style-name="L1">
      <style:text-properties officeooo:rsid="00239d44" officeooo:paragraph-rsid="00239d44"/>
    </style:style>
    <style:style style:name="P10" style:family="paragraph" style:parent-style-name="Standard" style:list-style-name="L1">
      <style:text-properties officeooo:rsid="0024eb0f" officeooo:paragraph-rsid="0024eb0f"/>
    </style:style>
    <style:style style:name="P11" style:family="paragraph" style:parent-style-name="Standard" style:list-style-name="L1">
      <style:text-properties officeooo:rsid="0026d51c" officeooo:paragraph-rsid="0026d51c"/>
    </style:style>
    <style:style style:name="P12" style:family="paragraph" style:parent-style-name="Standard" style:list-style-name="L1">
      <style:text-properties officeooo:rsid="00281d44" officeooo:paragraph-rsid="00281d44"/>
    </style:style>
    <style:style style:name="P13" style:family="paragraph" style:parent-style-name="Standard" style:list-style-name="L1">
      <style:text-properties officeooo:rsid="0028ed89" officeooo:paragraph-rsid="0028ed89"/>
    </style:style>
    <style:style style:name="P14" style:family="paragraph" style:parent-style-name="Standard" style:list-style-name="L1">
      <style:text-properties officeooo:rsid="002be4ca" officeooo:paragraph-rsid="002be4ca"/>
    </style:style>
    <style:style style:name="P15" style:family="paragraph" style:parent-style-name="Standard" style:list-style-name="L1">
      <style:paragraph-properties fo:margin-top="0.0398in" fo:margin-bottom="0.0398in" loext:contextual-spacing="false"/>
      <style:text-properties officeooo:rsid="001930c2" officeooo:paragraph-rsid="001de917"/>
    </style:style>
    <style:style style:name="P16" style:family="paragraph" style:parent-style-name="Standard" style:list-style-name="L1">
      <style:paragraph-properties fo:margin-top="0.0398in" fo:margin-bottom="0.0398in" loext:contextual-spacing="false"/>
      <style:text-properties officeooo:rsid="001e59aa" officeooo:paragraph-rsid="001e59aa"/>
    </style:style>
    <style:style style:name="P17" style:family="paragraph" style:parent-style-name="Text_20_body" style:list-style-name="L1">
      <style:text-properties officeooo:rsid="001e59aa" officeooo:paragraph-rsid="001f1771"/>
    </style:style>
    <style:style style:name="P18" style:family="paragraph" style:parent-style-name="Text_20_body" style:list-style-name="L1">
      <style:text-properties officeooo:rsid="0020c446" officeooo:paragraph-rsid="0020c446"/>
    </style:style>
    <style:style style:name="P19" style:family="paragraph" style:parent-style-name="Text_20_body" style:list-style-name="L1">
      <style:text-properties officeooo:rsid="0021fceb" officeooo:paragraph-rsid="0021fceb"/>
    </style:style>
    <style:style style:name="P20" style:family="paragraph" style:parent-style-name="Text_20_body" style:list-style-name="L1">
      <style:text-properties officeooo:rsid="002be4ca" officeooo:paragraph-rsid="002be4ca"/>
    </style:style>
    <style:style style:name="P21" style:family="paragraph" style:parent-style-name="Text_20_body" style:list-style-name="L1">
      <style:text-properties officeooo:rsid="002cf99c" officeooo:paragraph-rsid="002cf99c"/>
    </style:style>
    <style:style style:name="P22" style:family="paragraph" style:parent-style-name="Text_20_body" style:list-style-name="L1">
      <style:text-properties officeooo:rsid="002e7827" officeooo:paragraph-rsid="002e7827"/>
    </style:style>
    <style:style style:name="P23" style:family="paragraph" style:parent-style-name="Text_20_body" style:list-style-name="L1">
      <style:text-properties officeooo:rsid="00304af9" officeooo:paragraph-rsid="00304af9"/>
    </style:style>
    <style:style style:name="P24" style:family="paragraph" style:parent-style-name="Text_20_body" style:list-style-name="L1">
      <style:text-properties officeooo:rsid="0038f63c" officeooo:paragraph-rsid="0038f63c"/>
    </style:style>
    <style:style style:name="P25" style:family="paragraph" style:parent-style-name="Text_20_body" style:list-style-name="L1">
      <style:text-properties officeooo:rsid="003c8b3a" officeooo:paragraph-rsid="003c8b3a"/>
    </style:style>
    <style:style style:name="P26" style:family="paragraph" style:parent-style-name="Text_20_body" style:list-style-name="L1">
      <style:text-properties officeooo:rsid="003d23a1" officeooo:paragraph-rsid="003d23a1"/>
    </style:style>
    <style:style style:name="P27" style:family="paragraph" style:parent-style-name="Text_20_body" style:list-style-name="L1">
      <style:text-properties officeooo:rsid="003ebe79" officeooo:paragraph-rsid="003ebe79"/>
    </style:style>
    <style:style style:name="P28" style:family="paragraph" style:parent-style-name="Text_20_body" style:list-style-name="L1">
      <style:text-properties officeooo:rsid="003f9483" officeooo:paragraph-rsid="003f9483"/>
    </style:style>
    <style:style style:name="P29" style:family="paragraph" style:parent-style-name="Text_20_body" style:list-style-name="L1">
      <style:text-properties officeooo:rsid="00420c6d" officeooo:paragraph-rsid="00420c6d"/>
    </style:style>
    <style:style style:name="P30" style:family="paragraph" style:parent-style-name="Text_20_body" style:list-style-name="L1">
      <style:text-properties officeooo:rsid="00420c6d" officeooo:paragraph-rsid="00482d8d"/>
    </style:style>
    <style:style style:name="P31" style:family="paragraph" style:parent-style-name="Text_20_body" style:list-style-name="L1">
      <style:text-properties officeooo:rsid="0043f06d" officeooo:paragraph-rsid="00482d8d"/>
    </style:style>
    <style:style style:name="P32" style:family="paragraph" style:parent-style-name="Text_20_body" style:list-style-name="L1">
      <style:text-properties officeooo:rsid="0043f06d" officeooo:paragraph-rsid="0043f06d"/>
    </style:style>
    <style:style style:name="P33" style:family="paragraph" style:parent-style-name="Text_20_body" style:list-style-name="L1">
      <style:text-properties officeooo:rsid="0044e82b" officeooo:paragraph-rsid="00482d8d"/>
    </style:style>
    <style:style style:name="P34" style:family="paragraph" style:parent-style-name="Text_20_body" style:list-style-name="L1">
      <style:text-properties officeooo:rsid="0044e82b" officeooo:paragraph-rsid="0043f06d"/>
    </style:style>
    <style:style style:name="P35" style:family="paragraph" style:parent-style-name="Text_20_body" style:list-style-name="L1">
      <style:text-properties officeooo:rsid="0044e82b" officeooo:paragraph-rsid="0044e82b"/>
    </style:style>
    <style:style style:name="P36" style:family="paragraph" style:parent-style-name="Text_20_body" style:list-style-name="L1">
      <style:text-properties officeooo:rsid="00482d8d" officeooo:paragraph-rsid="00482d8d"/>
    </style:style>
    <style:style style:name="P37" style:family="paragraph" style:parent-style-name="Text_20_body" style:list-style-name="L1">
      <style:text-properties officeooo:rsid="004915ec" officeooo:paragraph-rsid="004915ec"/>
    </style:style>
    <style:style style:name="P38" style:family="paragraph" style:parent-style-name="Text_20_body" style:list-style-name="L1">
      <style:text-properties officeooo:rsid="004a67f7" officeooo:paragraph-rsid="004a67f7"/>
    </style:style>
    <style:style style:name="P39" style:family="paragraph" style:parent-style-name="Text_20_body" style:list-style-name="L1">
      <style:text-properties officeooo:rsid="004a6f0b" officeooo:paragraph-rsid="004a6f0b"/>
    </style:style>
    <style:style style:name="P40" style:family="paragraph" style:parent-style-name="Text_20_body" style:list-style-name="L1">
      <style:text-properties officeooo:rsid="004ad2f3" officeooo:paragraph-rsid="004ad2f3"/>
    </style:style>
    <style:style style:name="P41" style:family="paragraph" style:parent-style-name="Text_20_body" style:list-style-name="L1">
      <style:text-properties officeooo:rsid="004cbb45" officeooo:paragraph-rsid="004cbb45"/>
    </style:style>
    <style:style style:name="P42" style:family="paragraph" style:parent-style-name="Text_20_body" style:list-style-name="L1">
      <style:text-properties officeooo:rsid="004f9bbe" officeooo:paragraph-rsid="004f9bbe"/>
    </style:style>
    <style:style style:name="P43" style:family="paragraph" style:parent-style-name="Text_20_body" style:list-style-name="L1">
      <style:text-properties officeooo:rsid="004ffcca" officeooo:paragraph-rsid="004ffcca"/>
    </style:style>
    <style:style style:name="P44" style:family="paragraph" style:parent-style-name="Text_20_body" style:list-style-name="L1">
      <style:text-properties officeooo:rsid="00526b9f" officeooo:paragraph-rsid="00526b9f"/>
    </style:style>
    <style:style style:name="P45" style:family="paragraph" style:parent-style-name="Text_20_body" style:list-style-name="L1">
      <style:text-properties officeooo:rsid="005463e1" officeooo:paragraph-rsid="005463e1"/>
    </style:style>
    <style:style style:name="P46" style:family="paragraph" style:parent-style-name="Text_20_body" style:list-style-name="L1">
      <style:text-properties officeooo:rsid="0056bd36" officeooo:paragraph-rsid="0056bd36"/>
    </style:style>
    <style:style style:name="P47" style:family="paragraph" style:parent-style-name="Text_20_body" style:list-style-name="L1">
      <style:text-properties officeooo:rsid="0056bd36" officeooo:paragraph-rsid="0066d8a6"/>
    </style:style>
    <style:style style:name="P48" style:family="paragraph" style:parent-style-name="Text_20_body" style:list-style-name="L1">
      <style:text-properties officeooo:rsid="005d6d83" officeooo:paragraph-rsid="005d6d83"/>
    </style:style>
    <style:style style:name="P49" style:family="paragraph" style:parent-style-name="Text_20_body" style:list-style-name="L1">
      <style:text-properties officeooo:rsid="005df0cd" officeooo:paragraph-rsid="005df0cd"/>
    </style:style>
    <style:style style:name="P50" style:family="paragraph" style:parent-style-name="Text_20_body" style:list-style-name="L1">
      <style:text-properties officeooo:rsid="005df0cd" officeooo:paragraph-rsid="005f4c58"/>
    </style:style>
    <style:style style:name="P51" style:family="paragraph" style:parent-style-name="Text_20_body" style:list-style-name="L1">
      <style:text-properties officeooo:rsid="00631e03" officeooo:paragraph-rsid="00631e03"/>
    </style:style>
    <style:style style:name="P52" style:family="paragraph" style:parent-style-name="Text_20_body" style:list-style-name="L1">
      <style:text-properties officeooo:rsid="0064fd6a" officeooo:paragraph-rsid="0064fd6a"/>
    </style:style>
    <style:style style:name="P53" style:family="paragraph" style:parent-style-name="Text_20_body" style:list-style-name="L1">
      <style:text-properties officeooo:rsid="0066d8a6" officeooo:paragraph-rsid="0066d8a6"/>
    </style:style>
    <style:style style:name="P54" style:family="paragraph" style:parent-style-name="Text_20_body" style:list-style-name="L1">
      <style:text-properties officeooo:rsid="0068d6bb" officeooo:paragraph-rsid="0068d6bb"/>
    </style:style>
    <style:style style:name="P55" style:family="paragraph" style:parent-style-name="Text_20_body" style:list-style-name="L1">
      <style:text-properties officeooo:rsid="0069d87b" officeooo:paragraph-rsid="0069d87b"/>
    </style:style>
    <style:style style:name="P56" style:family="paragraph" style:parent-style-name="Text_20_body" style:list-style-name="L1">
      <style:text-properties officeooo:rsid="0069d87b" officeooo:paragraph-rsid="0070c30d"/>
    </style:style>
    <style:style style:name="P57" style:family="paragraph" style:parent-style-name="Text_20_body" style:list-style-name="L1">
      <style:text-properties officeooo:rsid="006afce9" officeooo:paragraph-rsid="006afce9"/>
    </style:style>
    <style:style style:name="P58" style:family="paragraph" style:parent-style-name="Text_20_body" style:list-style-name="L1">
      <style:text-properties officeooo:rsid="006cc397" officeooo:paragraph-rsid="006cc397"/>
    </style:style>
    <style:style style:name="P59" style:family="paragraph" style:parent-style-name="Text_20_body" style:list-style-name="L1">
      <style:text-properties officeooo:rsid="006ea95d" officeooo:paragraph-rsid="006ea95d"/>
    </style:style>
    <style:style style:name="P60" style:family="paragraph" style:parent-style-name="Text_20_body" style:list-style-name="L1">
      <style:text-properties officeooo:rsid="00703c51" officeooo:paragraph-rsid="00703c51"/>
    </style:style>
    <style:style style:name="P61" style:family="paragraph" style:parent-style-name="Text_20_body" style:list-style-name="L1">
      <style:text-properties officeooo:rsid="0070c30d" officeooo:paragraph-rsid="0070c30d"/>
    </style:style>
    <style:style style:name="P62" style:family="paragraph" style:parent-style-name="Text_20_body" style:list-style-name="L1">
      <style:text-properties officeooo:rsid="0071603b" officeooo:paragraph-rsid="0071603b"/>
    </style:style>
    <style:style style:name="P63" style:family="paragraph" style:parent-style-name="Text_20_body" style:list-style-name="L1">
      <style:text-properties officeooo:rsid="0071cee5" officeooo:paragraph-rsid="0071cee5"/>
    </style:style>
    <style:style style:name="P64" style:family="paragraph" style:parent-style-name="Text_20_body" style:list-style-name="L1">
      <style:text-properties officeooo:rsid="0072f9b6" officeooo:paragraph-rsid="0072f9b6"/>
    </style:style>
    <style:style style:name="P65" style:family="paragraph" style:parent-style-name="Text_20_body" style:list-style-name="L1">
      <style:text-properties officeooo:rsid="00741d3d" officeooo:paragraph-rsid="00741d3d"/>
    </style:style>
    <style:style style:name="P66" style:family="paragraph" style:parent-style-name="Text_20_body" style:list-style-name="L1">
      <style:text-properties officeooo:rsid="00747d6c" officeooo:paragraph-rsid="00747d6c"/>
    </style:style>
    <style:style style:name="P67" style:family="paragraph" style:parent-style-name="Text_20_body" style:list-style-name="L1">
      <style:text-properties officeooo:rsid="0074d2b8" officeooo:paragraph-rsid="0074d2b8"/>
    </style:style>
    <style:style style:name="P68" style:family="paragraph" style:parent-style-name="Text_20_body" style:list-style-name="L1">
      <style:text-properties officeooo:rsid="0075aa09" officeooo:paragraph-rsid="0075aa09"/>
    </style:style>
    <style:style style:name="P69" style:family="paragraph" style:parent-style-name="Text_20_body" style:list-style-name="L1">
      <style:text-properties officeooo:rsid="00766853" officeooo:paragraph-rsid="00766853"/>
    </style:style>
    <style:style style:name="P70" style:family="paragraph" style:parent-style-name="Text_20_body" style:list-style-name="L1">
      <style:text-properties officeooo:rsid="0078176b" officeooo:paragraph-rsid="0078176b"/>
    </style:style>
    <style:style style:name="P71" style:family="paragraph" style:parent-style-name="Text_20_body" style:list-style-name="L1">
      <style:text-properties officeooo:rsid="0078bd90" officeooo:paragraph-rsid="0078bd90"/>
    </style:style>
    <style:style style:name="P72" style:family="paragraph" style:parent-style-name="Text_20_body" style:list-style-name="L1">
      <style:text-properties officeooo:rsid="00798340" officeooo:paragraph-rsid="00798340"/>
    </style:style>
    <style:style style:name="P73" style:family="paragraph" style:parent-style-name="Text_20_body" style:list-style-name="L1">
      <style:text-properties officeooo:rsid="007c91c7" officeooo:paragraph-rsid="007c91c7"/>
    </style:style>
    <style:style style:name="P74" style:family="paragraph" style:parent-style-name="Text_20_body" style:list-style-name="L1">
      <style:text-properties officeooo:rsid="007c9bcf" officeooo:paragraph-rsid="007c9bcf"/>
    </style:style>
    <style:style style:name="P75" style:family="paragraph" style:parent-style-name="Text_20_body" style:list-style-name="L1">
      <style:text-properties officeooo:rsid="007ceb9a" officeooo:paragraph-rsid="007ceb9a"/>
    </style:style>
    <style:style style:name="P76" style:family="paragraph" style:parent-style-name="Text_20_body" style:list-style-name="L1">
      <style:text-properties officeooo:rsid="007ec3f5" officeooo:paragraph-rsid="007ec3f5"/>
    </style:style>
    <style:style style:name="P77" style:family="paragraph" style:parent-style-name="Text_20_body" style:list-style-name="L1">
      <style:text-properties officeooo:rsid="0046d9ca" officeooo:paragraph-rsid="0046d9ca"/>
    </style:style>
    <style:style style:name="T1" style:family="text">
      <style:text-properties officeooo:rsid="001f1771"/>
    </style:style>
    <style:style style:name="T2" style:family="text">
      <style:text-properties fo:font-style="normal" officeooo:rsid="001f1771" style:font-style-asian="normal" style:font-style-complex="normal"/>
    </style:style>
    <style:style style:name="T3" style:family="text">
      <style:text-properties fo:font-style="normal" officeooo:rsid="0020c446" style:font-style-asian="normal" style:font-style-complex="normal"/>
    </style:style>
    <style:style style:name="T4" style:family="text">
      <style:text-properties fo:font-style="italic" officeooo:rsid="001f1771" style:font-style-asian="italic" style:font-style-complex="italic"/>
    </style:style>
    <style:style style:name="T5" style:family="text">
      <style:text-properties officeooo:rsid="0021810c"/>
    </style:style>
    <style:style style:name="T6" style:family="text">
      <style:text-properties officeooo:rsid="002be4ca"/>
    </style:style>
    <style:style style:name="T7" style:family="text">
      <style:text-properties officeooo:rsid="003597a0"/>
    </style:style>
    <style:style style:name="T8" style:family="text">
      <style:text-properties officeooo:rsid="00482d8d"/>
    </style:style>
    <style:style style:name="T9" style:family="text">
      <style:text-properties officeooo:rsid="004a6f0b"/>
    </style:style>
    <style:style style:name="T10" style:family="text">
      <style:text-properties officeooo:rsid="0050ede5"/>
    </style:style>
    <style:style style:name="T11" style:family="text">
      <style:text-properties officeooo:rsid="005284c3"/>
    </style:style>
    <style:style style:name="T12" style:family="text">
      <style:text-properties officeooo:rsid="005580c6"/>
    </style:style>
    <style:style style:name="T13" style:family="text">
      <style:text-properties officeooo:rsid="005df0cd"/>
    </style:style>
    <style:style style:name="T14" style:family="text">
      <style:text-properties officeooo:rsid="004ad2f3"/>
    </style:style>
    <style:style style:name="T15" style:family="text">
      <style:text-properties officeooo:rsid="00703c51"/>
    </style:style>
    <style:style style:name="T16" style:family="text">
      <style:text-properties officeooo:rsid="0082c0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visao sistematica</text:p>
      <text:p text:style-name="P1"/>
      <text:p text:style-name="P1">Seleção de trabalhos - 2a fase – Skimming</text:p>
      <text:p text:style-name="P1"/>
      <text:list xml:id="list2348334817" text:style-name="L1">
        <text:list-item>
          <text:p text:style-name="P3">ACM</text:p>
          <text:list>
            <text:list-item>
              <text:p text:style-name="P4">SunForum: Understanding Depression in a Chinese Online Community:</text:p>
              <text:list>
                <text:list-item>
                  <text:p text:style-name="P5">A case study was made to inderstand how is the behavior and reception pf chinese population about depression. The researchers has used an online community called SunForum which has a specific aim to receive texts about depression. It talks about how the collective knowledge of this kind of illness can affect negatively people with depression. - AC<text:span text:style-name="T7">CEPT</text:span></text:p>
                </text:list-item>
              </text:list>
            </text:list-item>
            <text:list-item>
              <text:p text:style-name="P15">Information Sources and Needs in the Obesity and Diabetes Twitter Discourse</text:p>
              <text:list>
                <text:list-item>
                  <text:p text:style-name="P16">It talks about obesity disease, but it not addresses a psychological bias on those problems. It looks interesting just about the collection technique. - <text:span text:style-name="T1">REFUSE</text:span></text:p>
                </text:list-item>
              </text:list>
            </text:list-item>
          </text:list>
        </text:list-item>
        <text:list-item>
          <text:p text:style-name="P6">IEEE</text:p>
          <text:list>
            <text:list-item>
              <text:p text:style-name="P17">A review of applications for the improvement of the life quality in patients with mental disorders:</text:p>
              <text:list>
                <text:list-item>
                  <text:p text:style-name="P17"><text:span text:style-name="T1">The article brings an overview of some tools which may increase, or help on mental illness treatment e.g. </text:span><text:span text:style-name="T4">telepsychology </text:span><text:span text:style-name="T2"><text:s/>to approximate the patient and professional</text:span><text:span text:style-name="T4">, </text:span><text:s/><text:span text:style-name="T4">virtual reality </text:span><text:span text:style-name="T2">to anxious disorder. - RE</text:span><text:span text:style-name="T3">F</text:span><text:span text:style-name="T2">U</text:span><text:span text:style-name="T3">SE</text:span></text:p>
                </text:list-item>
              </text:list>
            </text:list-item>
            <text:list-item>
              <text:p text:style-name="P7"><text:s/>An approach to detect and mitigate neural disorders using swarm of bionanomachines:</text:p>
              <text:list>
                <text:list-item>
                  <text:p text:style-name="P8">The article correlates an interesting point of view for the mental disease problem using a more physical approach by nanomachines. However it is just a proposal and it does not have results for given approach. - REFUSE</text:p>
                </text:list-item>
              </text:list>
              <text:p text:style-name="P8"/>
            </text:list-item>
            <text:list-item>
              <text:p text:style-name="P8">Application of Graph Theory to Assess Static and Dynamic Brain Connectivity: Approaches for Building Brain Graphs:</text:p>
              <text:list>
                <text:list-item>
                  <text:p text:style-name="P8">This article suggests to map neural connection by using networks/graps. <text:span text:style-name="T5">It looks interesting about a graph theory approach for brain mapping. It needs more attention and can exposure for new paths of research. - ACCEPT</text:span></text:p>
                </text:list-item>
              </text:list>
              <text:p text:style-name="P8"/>
            </text:list-item>
            <text:list-item>
              <text:p text:style-name="P18">Collaborative Design with Veterans: Identifying challenges of designing mhealth solution for veterans:</text:p>
              <text:list>
                <text:list-item>
                  <text:p text:style-name="P19">The article describes a mobile tool to support veteran’s reintegration. However, it does not discuss directly the mental disease problem. - REFUSE </text:p>
                </text:list-item>
              </text:list>
            </text:list-item>
            <text:list-item>
              <text:p text:style-name="P8">Effect of social capital on emotion, language style and latent topics in online depression community:</text:p>
              <text:list>
                <text:list-item>
                  <text:p text:style-name="P9">It looks promissory. - ACCEPT</text:p>
                </text:list-item>
              </text:list>
              <text:p text:style-name="P9"/>
            </text:list-item>
            <text:list-item>
              <text:p text:style-name="P9">Emergence of the default-mode network from resting-state to activation-state in reciprocal social interaction via eye contact:</text:p>
              <text:list>
                <text:list-item>
                  <text:p text:style-name="P10">This article is not related to the research topic – REFUSE</text:p>
                  <text:p text:style-name="P10"/>
                </text:list-item>
              </text:list>
            </text:list-item>
            <text:list-item>
              <text:p text:style-name="P10">High dimensional latent Gaussian copula model for mixed data in imaging genetics:</text:p>
              <text:list>
                <text:list-item>
                  <text:p text:style-name="P11"><text:soft-page-break/>This article is more neural science bias. Maybe it could give some clues – WEAKLY ACCEPT</text:p>
                  <text:p text:style-name="P11"/>
                </text:list-item>
              </text:list>
            </text:list-item>
            <text:list-item>
              <text:p text:style-name="P11">Human Centric ICT Support to Young Persons with Mental Disorders:</text:p>
              <text:list>
                <text:list-item>
                  <text:p text:style-name="P11">It is not a complete article. It shows a tool called X-PRO – REFUSE</text:p>
                  <text:p text:style-name="P11"/>
                </text:list-item>
              </text:list>
            </text:list-item>
            <text:list-item>
              <text:p text:style-name="P11">M-SEQ: Early Detection of Anxiety and Depression via Temporal Orders of Diagnoses in Electronic Health Data:</text:p>
              <text:list>
                <text:list-item>
                  <text:p text:style-name="P12">This article exhibit a tool for detection depression and anxious using big data analysis – ACCEPT</text:p>
                  <text:p text:style-name="P12"/>
                </text:list-item>
              </text:list>
            </text:list-item>
            <text:list-item>
              <text:p text:style-name="P12">Multidataset independent subspace analysis extends independent vector analysis:</text:p>
              <text:list>
                <text:list-item>
                  <text:p text:style-name="P12">It has a image processing bias – WEAKLY ACCEPT</text:p>
                  <text:p text:style-name="P12"/>
                </text:list-item>
              </text:list>
            </text:list-item>
            <text:list-item>
              <text:p text:style-name="P12">Predicting Depression Levels Using Social Media Posts:</text:p>
              <text:list>
                <text:list-item>
                  <text:p text:style-name="P13">ACCEPT</text:p>
                  <text:p text:style-name="P13"/>
                </text:list-item>
              </text:list>
            </text:list-item>
            <text:list-item>
              <text:p text:style-name="P13">Psychiatry and suicide writers:</text:p>
              <text:list>
                <text:list-item>
                  <text:p text:style-name="P13">This article seems to present the characteristics of suicide texts. It looks interesting to understand better how people with this problem express themselves - <text:s/>ACCEPT</text:p>
                  <text:p text:style-name="P13"/>
                </text:list-item>
              </text:list>
            </text:list-item>
            <text:list-item>
              <text:p text:style-name="P13">Studying the language of mental illness in Romanian social media - <text:span text:style-name="T6">ACCEPT</text:span></text:p>
            </text:list-item>
          </text:list>
        </text:list-item>
      </text:list>
      <text:p text:style-name="P2"/>
      <text:list xml:id="list103910592263443" text:continue-numbering="true" text:style-name="L1">
        <text:list-item>
          <text:p text:style-name="P14">EI Compedex</text:p>
          <text:list>
            <text:list-item>
              <text:p text:style-name="P20">A Neural Network Approach to Early Risk Detection of Depression and Anorexia on Social Media Text</text:p>
              <text:list>
                <text:list-item>
                  <text:p text:style-name="P20">This is a workshop article and it does not have a lot of content, just a proposal – REFUSE</text:p>
                </text:list-item>
              </text:list>
            </text:list-item>
            <text:list-item>
              <text:p text:style-name="P20">Adverse drug extraction in twitter data using convolutional neural network</text:p>
              <text:list>
                <text:list-item>
                  <text:p text:style-name="P21">This article does not refers to mental diseases however the method was similar thus it may be interesting to investigate it deeper. - ACCEPT</text:p>
                </text:list-item>
              </text:list>
            </text:list-item>
            <text:list-item>
              <text:p text:style-name="P20">An overview of the effect of probiotics and exercise on mood and associated health conditions</text:p>
              <text:list>
                <text:list-item>
                  <text:p text:style-name="P21">This article does not concern to the research question – REFUSE</text:p>
                </text:list-item>
              </text:list>
            </text:list-item>
            <text:list-item>
              <text:p text:style-name="P21">Beyond the Coded Gaze: Analyzing Expression of Mental Health and Illness on Instagram</text:p>
              <text:list>
                <text:list-item>
                  <text:p text:style-name="P21">This article seems to be related to the research question – ACCEPT</text:p>
                </text:list-item>
              </text:list>
            </text:list-item>
            <text:list-item>
              <text:p text:style-name="P21">Classifying depressed users with multiple instance learning from social network data</text:p>
              <text:list>
                <text:list-item>
                  <text:p text:style-name="P21">This articles is shorter than the earlier others, however it is related to research question – ACCEPT</text:p>
                </text:list-item>
              </text:list>
            </text:list-item>
            <text:list-item>
              <text:p text:style-name="P21">Mental Health Computing via Harvesting Social Media Data</text:p>
              <text:list>
                <text:list-item>
                  <text:p text:style-name="P22">It is not a primary material – REFUSE</text:p>
                </text:list-item>
              </text:list>
            </text:list-item>
            <text:list-item>
              <text:p text:style-name="P22"><text:soft-page-break/>Detecting and characterizing eating-disorder communities on social media</text:p>
              <text:list>
                <text:list-item>
                  <text:p text:style-name="P22">Is is not related to depression disease however is correlated with mental diseases – ACCEPT</text:p>
                </text:list-item>
              </text:list>
            </text:list-item>
            <text:list-item>
              <text:p text:style-name="P22">Detecting and Treating Mental Illness on Social Networks</text:p>
              <text:list>
                <text:list-item>
                  <text:p text:style-name="P22">It is not a primary material however could be interesting to investigate recent works of the authors – ACCEPT</text:p>
                </text:list-item>
              </text:list>
            </text:list-item>
            <text:list-item>
              <text:p text:style-name="P22">Detecting Cognitive Distortions Through Machine Learning Text Analytics</text:p>
              <text:list>
                <text:list-item>
                  <text:p text:style-name="P22">This article does not concern to depression, but it relates to symptoms of depression. ACCEPT</text:p>
                </text:list-item>
              </text:list>
            </text:list-item>
            <text:list-item>
              <text:p text:style-name="P22">Don't worry, be Happy: the geography of happiness on facebook</text:p>
              <text:list>
                <text:list-item>
                  <text:p text:style-name="P23">This article concerns to some of the topics from research question – ACCEPT</text:p>
                </text:list-item>
              </text:list>
            </text:list-item>
            <text:list-item>
              <text:p text:style-name="P23">Enhancing disease surveillance with novel data streams: challenges and opportunities</text:p>
              <text:list>
                <text:list-item>
                  <text:p text:style-name="P23">It does not concern to the research question - REFUSE</text:p>
                </text:list-item>
              </text:list>
            </text:list-item>
            <text:list-item>
              <text:p text:style-name="P21">Gender and cross-cultural differences in social media disclosures of mental illness</text:p>
              <text:list>
                <text:list-item>
                  <text:p text:style-name="P24">It is in the same context of research question – ACCEPT</text:p>
                </text:list-item>
              </text:list>
            </text:list-item>
            <text:list-item>
              <text:p text:style-name="P24">Individual-based information dissemination in multilayer epidemic modeling</text:p>
              <text:list>
                <text:list-item>
                  <text:p text:style-name="P25">This article is not directly related to research question, however it talks about dissemination – WEAKLY ACCEPT</text:p>
                </text:list-item>
              </text:list>
            </text:list-item>
            <text:list-item>
              <text:p text:style-name="P25">Linguistic markers indicating therapeutic outcomes of social media disclosures of schizophrenia</text:p>
              <text:list>
                <text:list-item>
                  <text:p text:style-name="P26">This article discusses about psycholinguistics on social media applied to schizoprenia - ACCEPT</text:p>
                </text:list-item>
              </text:list>
            </text:list-item>
            <text:list-item>
              <text:p text:style-name="P26">Testing waters, sending clues: Indirect disclosures of socially stigmatized experiences on social media</text:p>
              <text:list>
                <text:list-item>
                  <text:p text:style-name="P27">It seems to be related to research question – ACCEPT</text:p>
                </text:list-item>
              </text:list>
            </text:list-item>
            <text:list-item>
              <text:p text:style-name="P27">The language of social support in social media and its effect on suicidal ideation risk</text:p>
              <text:list>
                <text:list-item>
                  <text:p text:style-name="P28">It is related to the research question – ACCEPT</text:p>
                  <text:p text:style-name="P28"/>
                </text:list-item>
              </text:list>
            </text:list-item>
          </text:list>
        </text:list-item>
        <text:list-item>
          <text:p text:style-name="P29">Science Direct</text:p>
          <text:list>
            <text:list-item>
              <text:p text:style-name="P31">#KidsAnxiety and Social Media: A Review:</text:p>
              <text:list>
                <text:list-item>
                  <text:p text:style-name="P33">This article is related to anxiousty which is a mental illness applied to children. However the social media subject is not detailed within a technology approach <text:soft-page-break/>describing new technologies. It can help to understand better the portrait of mental illness. - WEAKLY ACCEPT</text:p>
                </text:list-item>
              </text:list>
            </text:list-item>
            <text:list-item>
              <text:p text:style-name="P33">7 - Big data in healthcare applications:</text:p>
              <text:list>
                <text:list-item>
                  <text:p text:style-name="P36">No access even inside intranet – REFUSE</text:p>
                </text:list-item>
              </text:list>
            </text:list-item>
            <text:list-item>
              <text:p text:style-name="P36">A user term visualization analysis based on a social question and answer log:</text:p>
              <text:list>
                <text:list-item>
                  <text:p text:style-name="P37">This article does not concern to research question, not related to mental illness – REFUSE</text:p>
                </text:list-item>
              </text:list>
            </text:list-item>
            <text:list-item>
              <text:p text:style-name="P37">Abnormal cortical region and subsystem complexity in dynamical functional connectivity of chronic schizophrenia: A new graph index for fMRI analysis:</text:p>
              <text:list>
                <text:list-item>
                  <text:p text:style-name="P38">This article has a more neuro science approach. The focus is schizophrenia, and the method is to use fMRI (functional magnetic resonance images) and it <text:span text:style-name="T9">makes use of graph topology inside the method. It could be useful in future – ACCEPT</text:span></text:p>
                </text:list-item>
              </text:list>
            </text:list-item>
            <text:list-item>
              <text:p text:style-name="P38">Altered modular organization in schizophrenia patients and analysis using supervised association rule mining</text:p>
              <text:list>
                <text:list-item>
                  <text:p text:style-name="P39">This article has used topologycal analysis to assist patients with schizophrenia. It seems to be related to research question because it is applied to a neural disease and has used computing techniques to accomplish that. It has a neural science bias. - ACCEPT</text:p>
                </text:list-item>
              </text:list>
            </text:list-item>
            <text:list-item>
              <text:p text:style-name="P39">An emotional contagion model for heterogeneous social media with multiple behaviors</text:p>
              <text:list>
                <text:list-item>
                  <text:p text:style-name="P40">This article remains to contagious of emotions in twitter – ACCEPT</text:p>
                </text:list-item>
              </text:list>
            </text:list-item>
            <text:list-item>
              <text:p text:style-name="P40">Chapter 1 - The History and Theories of Suicide</text:p>
              <text:list>
                <text:list-item>
                  <text:p text:style-name="P40">It is blocked, even inside intranet – REFUSE</text:p>
                </text:list-item>
              </text:list>
            </text:list-item>
            <text:list-item>
              <text:p text:style-name="P40">Chapter 3 - Digitized Emotions in the Pocket: Social Computing and Mobile Mental Health (mMH) Applications</text:p>
              <text:list>
                <text:list-item>
                  <text:p text:style-name="P40">It is blocked even inside intranet – REFUSE</text:p>
                </text:list-item>
              </text:list>
            </text:list-item>
            <text:list-item>
              <text:p text:style-name="P40">Chapter 6 - The Complexity of Suicide Motivation</text:p>
              <text:list>
                <text:list-item>
                  <text:p text:style-name="P40">It is blocked even inside intranet – REFUSE</text:p>
                </text:list-item>
              </text:list>
            </text:list-item>
            <text:list-item>
              <text:p text:style-name="P40">Data Mining of Web-Based Documents on Social Networking Sites That Included Suicide-Related Words Among Korean Adolescents</text:p>
              <text:list>
                <text:list-item>
                  <text:p text:style-name="P41">It is related to research question. - ACCEPT</text:p>
                </text:list-item>
              </text:list>
            </text:list-item>
            <text:list-item>
              <text:p text:style-name="P41">Data mining-based subhealth analysis of Chinese software programmers in 2017</text:p>
              <text:list>
                <text:list-item>
                  <text:p text:style-name="P42">This article is focused on a specific group. It is not focused in mental health but in health in general. It uses data mining which is related to research question. - WEAKLY ACCEPT</text:p>
                </text:list-item>
              </text:list>
            </text:list-item>
            <text:list-item>
              <text:p text:style-name="P42"><text:soft-page-break/>Dynamic analysis of rumor spreading model for considering active network nodes and nonlinear spreading rate</text:p>
              <text:list>
                <text:list-item>
                  <text:p text:style-name="P43">It talks about rumor spreading and it has relation with some analysis techniques for research question however it has no relation with research question at all. - <text:span text:style-name="T10">REFUSE</text:span></text:p>
                </text:list-item>
              </text:list>
            </text:list-item>
            <text:list-item>
              <text:p text:style-name="P43">Dynamics and control at feedback vertex sets. II: A faithful monitor to determine the diversity of molecular activities in regulatory networks</text:p>
              <text:list>
                <text:list-item>
                  <text:p text:style-name="P44">It has just an indirect relation to research question. It is on complex networks subject however it talks about mental disease just at ending of article – REFUSE</text:p>
                </text:list-item>
              </text:list>
            </text:list-item>
            <text:list-item>
              <text:p text:style-name="P44">E-mental health in ethnic minority: A comparison of youtube and talk-based educational workshops in dementia:</text:p>
              <text:list>
                <text:list-item>
                  <text:p text:style-name="P44">This is a short paper and it does not have a lot of details although it is not related to research question on method and research estrategies. - <text:span text:style-name="T11">REFUSE</text:span></text:p>
                </text:list-item>
              </text:list>
            </text:list-item>
            <text:list-item>
              <text:p text:style-name="P44">Effects of degree distributions on signal propagation in noisy feedforward neural networks</text:p>
              <text:list>
                <text:list-item>
                  <text:p text:style-name="P45">This paper is indirectly related to research question and is related to neuroscience approach. It may help in future – ACCEPT</text:p>
                </text:list-item>
              </text:list>
            </text:list-item>
            <text:list-item>
              <text:p text:style-name="P45">Egocentric social network correlates of physical activity</text:p>
              <text:list>
                <text:list-item>
                  <text:p text:style-name="P45">It is related to social networks however is not associated with mental diseases – REFUS<text:span text:style-name="T12">E</text:span></text:p>
                </text:list-item>
              </text:list>
            </text:list-item>
            <text:list-item>
              <text:p text:style-name="P45">Emotional Profiling of Locations Based on Social Media</text:p>
              <text:list>
                <text:list-item>
                  <text:p text:style-name="P46">This article describes a emotions study on social media – ACCEPT</text:p>
                </text:list-item>
              </text:list>
            </text:list-item>
            <text:list-item>
              <text:p text:style-name="P46">FPGA implementation of motifs-based neuronal network and synchronization analysis</text:p>
              <text:list>
                <text:list-item>
                  <text:p text:style-name="P48">It seems that this article is related to complex networks and its application to brain connectivity. Maybe it will be useful. - <text:span text:style-name="T13">ACCEPT</text:span></text:p>
                </text:list-item>
              </text:list>
            </text:list-item>
            <text:list-item>
              <text:p text:style-name="P48">How are you feeling?: A personalized methodology for predicting mental states from temporally observable physical and behavioral information</text:p>
              <text:list>
                <text:list-item>
                  <text:p text:style-name="P49">It seems to be related to research question – ACCEPT</text:p>
                </text:list-item>
              </text:list>
            </text:list-item>
            <text:list-item>
              <text:p text:style-name="P49">Improved statistical evaluation of group differences in connectomes by screening–filtering strategy with application to study maturation of brain connections between childhood and adolescence</text:p>
              <text:list>
                <text:list-item>
                  <text:p text:style-name="P50">It seems to be related to research question – ACCEPT</text:p>
                </text:list-item>
              </text:list>
            </text:list-item>
            <text:list-item>
              <text:p text:style-name="P50">Internet-based psychological interventions for bipolar disorder: Review of the present and insights into the future</text:p>
              <text:list>
                <text:list-item>
                  <text:p text:style-name="P51">This article relates web tools to help on bipolar disorder. However, it runs out of our scope. - REFUSE</text:p>
                </text:list-item>
              </text:list>
            </text:list-item>
            <text:list-item>
              <text:p text:style-name="P51"><text:soft-page-break/>Lattice independent component analysis feature selection on diffusion weighted imaging for Alzheimer's disease classification</text:p>
              <text:list>
                <text:list-item>
                  <text:p text:style-name="P52">This article uses machine learning to classify specific images of brain to analyze and possibly identify alzheimer. Maybe it could have some relation. - WEAKLY ACCEPT</text:p>
                </text:list-item>
              </text:list>
            </text:list-item>
            <text:list-item>
              <text:p text:style-name="P47">History of Network Analysis</text:p>
              <text:list>
                <text:list-item>
                  <text:p text:style-name="P53">It is an general article. Just some parts of the article points out to related works. - WEAKLY ACCEPT</text:p>
                </text:list-item>
              </text:list>
            </text:list-item>
            <text:list-item>
              <text:p text:style-name="P53">Psycho-Informatics: Big Data shaping modern psychometrics</text:p>
              <text:list>
                <text:list-item>
                  <text:p text:style-name="P54">This paper talks about a new area of research, Psycho-Informatics. Sounds interesting – ACCEPT</text:p>
                </text:list-item>
              </text:list>
            </text:list-item>
            <text:list-item>
              <text:p text:style-name="P54">Schizophrenic patient identification using graph-theoretic features of resting-state fMRI data</text:p>
              <text:list>
                <text:list-item>
                  <text:p text:style-name="P55">Seems to be related to our research question. However it is concern to schizophrenia – ACCEPT</text:p>
                </text:list-item>
              </text:list>
            </text:list-item>
            <text:list-item>
              <text:p text:style-name="P55">Social Media, Societal Changes, and Mental Health: You Can Live Online Wholesale</text:p>
              <text:list>
                <text:list-item>
                  <text:p text:style-name="P55"><text:span text:style-name="T14">It is blocked even inside intranet</text:span> – REFUSE</text:p>
                </text:list-item>
              </text:list>
            </text:list-item>
            <text:list-item>
              <text:p text:style-name="P55">Stochastic resonance in feedforward-loop neuronal network motifs in astrocyte field</text:p>
              <text:list>
                <text:list-item>
                  <text:p text:style-name="P55">This article addresses one particular point of our research question. However its focus is different. REFUSE</text:p>
                </text:list-item>
              </text:list>
            </text:list-item>
            <text:list-item>
              <text:p text:style-name="P55">Suicide prevention strategies revisited: 10-year systematic review</text:p>
              <text:list>
                <text:list-item>
                  <text:p text:style-name="P55"><text:span text:style-name="T14">It is blocked even inside intranet</text:span> – REFUSE</text:p>
                </text:list-item>
              </text:list>
            </text:list-item>
            <text:list-item>
              <text:p text:style-name="P55">Supergraph based periodic pattern mining in dynamic social networks</text:p>
              <text:list>
                <text:list-item>
                  <text:p text:style-name="P57">It is not related to our research questions – REFUSE</text:p>
                </text:list-item>
              </text:list>
            </text:list-item>
            <text:list-item>
              <text:p text:style-name="P57">Supportive monitoring and disease management through the internet: An internet-delivered intervention strategy for recurrent depression</text:p>
              <text:list>
                <text:list-item>
                  <text:p text:style-name="P58">It seems related to our research questions. It presents an online tool for help on depression treatment. - ACCEPT</text:p>
                </text:list-item>
              </text:list>
            </text:list-item>
            <text:list-item>
              <text:p text:style-name="P58">Synchronous activation within the default mode network correlates with perceived social support</text:p>
              <text:list>
                <text:list-item>
                  <text:p text:style-name="P59">Didn’t understand – ACCEPT</text:p>
                </text:list-item>
              </text:list>
            </text:list-item>
            <text:list-item>
              <text:p text:style-name="P59">The Students’ Mental Health Status</text:p>
              <text:list>
                <text:list-item>
                  <text:p text:style-name="P59">The paper isn’t well written - <text:span text:style-name="T15">REFUSE</text:span></text:p>
                </text:list-item>
              </text:list>
            </text:list-item>
            <text:list-item>
              <text:p text:style-name="P59">Toward dynamic urban environmental exposure assessments in mental health research</text:p>
              <text:list>
                <text:list-item>
                  <text:p text:style-name="P60"><text:soft-page-break/>It seems to be related. Its approach is about how context of place can infer on mental health – ACCEPT</text:p>
                </text:list-item>
              </text:list>
            </text:list-item>
            <text:list-item>
              <text:p text:style-name="P60">Using GIS to Simulate Inpatient's Behavior and Visualize Healthcare Demand</text:p>
              <text:list>
                <text:list-item>
                  <text:p text:style-name="P60">it is not related to our research question – REFUSE</text:p>
                </text:list-item>
              </text:list>
            </text:list-item>
            <text:list-item>
              <text:p text:style-name="P60">Visualization of Biomedical Networks</text:p>
              <text:list>
                <text:list-item>
                  <text:p text:style-name="P56"><text:span text:style-name="T14">It is blocked even inside intranet</text:span> – REFUSE</text:p>
                </text:list-item>
              </text:list>
            </text:list-item>
            <text:list-item>
              <text:p text:style-name="P56">‘Bad’ mums tell the ‘untellable’: Narrative practices and agency in online stories about postnatal depression on Mumsnet</text:p>
              <text:list>
                <text:list-item>
                  <text:p text:style-name="P61">It’s related to depression and the group of people are mothers. - ACCEPT</text:p>
                </text:list-item>
              </text:list>
            </text:list-item>
          </text:list>
        </text:list-item>
        <text:list-item>
          <text:p text:style-name="P62">ISI Web of Science</text:p>
          <text:list>
            <text:list-item>
              <text:p text:style-name="P62">#Schizophrenia: Use and misuse on Twitter</text:p>
              <text:list>
                <text:list-item>
                  <text:p text:style-name="P62">It seems to be related to research question – ACCEPT</text:p>
                </text:list-item>
              </text:list>
            </text:list-item>
            <text:list-item>
              <text:p text:style-name="P62">``I Could Be on Facebook by Now″: Insights from Canadian Youth on Online Mental Health Information Resources</text:p>
              <text:list>
                <text:list-item>
                  <text:p text:style-name="P63">It seems to be related to research question – ACCEPT</text:p>
                </text:list-item>
              </text:list>
            </text:list-item>
            <text:list-item>
              <text:p text:style-name="P63">``The framily plan″: Characteristics of ties described as both``friend″ and ``family″ in personal networks</text:p>
              <text:list>
                <text:list-item>
                  <text:p text:style-name="P64">This study uses a dataset related to mental health. Read more about it – ACCEPT</text:p>
                </text:list-item>
              </text:list>
            </text:list-item>
            <text:list-item>
              <text:p text:style-name="P64">`Schizophrenia' on Twitter: Content Analysis of Greek Language Tweets</text:p>
              <text:list>
                <text:list-item>
                  <text:p text:style-name="P65">It’s blocked – take it on another place</text:p>
                </text:list-item>
              </text:list>
            </text:list-item>
            <text:list-item>
              <text:p text:style-name="P65">A Collaborative Approach to Identifying Social Media Markers of Schizophrenia by Employing Machine Learning and Clinical Appraisals</text:p>
              <text:list>
                <text:list-item>
                  <text:p text:style-name="P65">It is related to research question – ACCEPT</text:p>
                </text:list-item>
              </text:list>
            </text:list-item>
            <text:list-item>
              <text:p text:style-name="P65">A computer-assisted motivational social network intervention to reduce alcohol, drug and HIV risk behaviors among Housing First residents</text:p>
              <text:list>
                <text:list-item>
                  <text:p text:style-name="P66">It is not related to our research question at all – REFUSE</text:p>
                </text:list-item>
              </text:list>
            </text:list-item>
            <text:list-item>
              <text:p text:style-name="P66">A content analysis of depression-related discourses on Sina Weibo:attribution, efficacy, and information sources</text:p>
              <text:list>
                <text:list-item>
                  <text:p text:style-name="P67">It seems to be related to research question – ACCCEPT</text:p>
                </text:list-item>
              </text:list>
            </text:list-item>
            <text:list-item>
              <text:p text:style-name="P67">A Cross-Sectional Analysis of the Association Between Perceived Network Social Control and Telomere Length</text:p>
              <text:list>
                <text:list-item>
                  <text:p text:style-name="P68">Not at all related to research questions – REFUSE</text:p>
                </text:list-item>
              </text:list>
            </text:list-item>
            <text:list-item>
              <text:p text:style-name="P68"><text:soft-page-break/>A cross-sectional study on clinical correlates of anxiety disorders in 613 community living older adults in Hong Kong</text:p>
              <text:list>
                <text:list-item>
                  <text:p text:style-name="P69">It seems to be related. However, it doesn’t use techniques of machine learning or data analysis on it. - REFUSE</text:p>
                </text:list-item>
              </text:list>
            </text:list-item>
            <text:list-item>
              <text:p text:style-name="P69">A Mixed Methods Study of Peer-to-Peer Support in a Group-Based Lifestyle Intervention for Adults With Serious Mental Illness</text:p>
              <text:list>
                <text:list-item>
                  <text:p text:style-name="P70">Not avalaible – REFUSE</text:p>
                </text:list-item>
              </text:list>
            </text:list-item>
            <text:list-item>
              <text:p text:style-name="P70">A mixed methods survey of social anxiety, anxiety, depression and wiguse in alopecia</text:p>
              <text:list>
                <text:list-item>
                  <text:p text:style-name="P71">Not related to our research question – REFUSE</text:p>
                </text:list-item>
              </text:list>
            </text:list-item>
            <text:list-item>
              <text:p text:style-name="P71">A novel surveillance approach for disaster mental health</text:p>
              <text:list>
                <text:list-item>
                  <text:p text:style-name="P72">It is related to research question – ACCEPT</text:p>
                </text:list-item>
              </text:list>
            </text:list-item>
            <text:list-item>
              <text:p text:style-name="P72">A pathway-based network analysis of hypertension-related genes</text:p>
              <text:list>
                <text:list-item>
                  <text:p text:style-name="P73">This article is not related to our research question, even if it looks interesting – REFUSE</text:p>
                </text:list-item>
              </text:list>
            </text:list-item>
            <text:list-item>
              <text:p text:style-name="P73">A Pilot Study of a Peer-Group Lifestyle Intervention Enhanced With mHealth Technology and Social Media for Adults With Serious Mental Illness</text:p>
              <text:list>
                <text:list-item>
                  <text:p text:style-name="P73">It is more specifically related to obesity. However it still related to the research question - ACCEPT</text:p>
                </text:list-item>
              </text:list>
            </text:list-item>
            <text:list-item>
              <text:p text:style-name="P72">A review of social participation interventions for people with mental health problems</text:p>
              <text:list>
                <text:list-item>
                  <text:p text:style-name="P74">Seems to be related – WEAKLY ACCEPT</text:p>
                </text:list-item>
              </text:list>
            </text:list-item>
            <text:list-item>
              <text:p text:style-name="P74">A Typology to Explain Changing Social Networks Post Stroke</text:p>
              <text:list>
                <text:list-item>
                  <text:p text:style-name="P75">It is related to stroke problem, thus it is related to different problems. However it addresses some topics about depression. - WEAKLY ACCEPT</text:p>
                </text:list-item>
              </text:list>
            </text:list-item>
            <text:list-item>
              <text:p text:style-name="P75">Alterations in the connection topology of brain structural networks in Internet gaming addiction</text:p>
              <text:list>
                <text:list-item>
                  <text:p text:style-name="P76">It is related to game addiction and brain topology network – ACCEPT</text:p>
                </text:list-item>
              </text:list>
            </text:list-item>
            <text:list-item>
              <text:p text:style-name="P76">Another time point, a different story: one year effects of a social media intervention on the attitudes of young people towards mental health issues</text:p>
            </text:list-item>
          </text:list>
        </text:list-item>
        <text:list-item>
          <text:p text:style-name="P36">PERDIDOS</text:p>
          <text:list>
            <text:list-item>
              <text:p text:style-name="P29">"Our Little Secret": pinpointing potential predators:</text:p>
              <text:list>
                <text:list-item>
                  <text:p text:style-name="P32">This article is related specifically to pedophilia problem. It is a mental problem, and it is related to social media. It also uses machine learning to improve the identification of those people. - WEAKLY ACCEPT</text:p>
                </text:list-item>
              </text:list>
              <text:p text:style-name="P34"/>
            </text:list-item>
            <text:list-item>
              <text:p text:style-name="P35"><text:soft-page-break/>#PrayForDad: Learning the semantics behind why social media users disclose health information:</text:p>
              <text:list>
                <text:list-item>
                  <text:p text:style-name="P77"/>
                </text:list-item>
              </text:list>
            </text:list-item>
            <text:list-item>
              <text:p text:style-name="P77">#Schizophrenia: Use and misuse on Twitter:</text:p>
              <text:list>
                <text:list-item>
                  <text:p text:style-name="P77">The article relates a research about the bad use of word schizophrenia on twitter. - <text:span text:style-name="T8">ACCEPT</text:span></text:p>
                </text:list-item>
              </text:list>
            </text:list-item>
            <text:list-item>
              <text:p text:style-name="P30">"I Could be on facebook by now": Insights from Canadian youth on online mental health information resources: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0T14:10:09.390788102</meta:creation-date>
    <dc:date>2019-01-27T10:39:10.146749501</dc:date>
    <meta:editing-duration>P2DT2H56M37S</meta:editing-duration>
    <meta:editing-cycles>14</meta:editing-cycles>
    <meta:generator>LibreOffice/6.0.6.2$Linux_X86_64 LibreOffice_project/00$Build-2</meta:generator>
    <meta:document-statistic meta:table-count="0" meta:image-count="0" meta:object-count="0" meta:page-count="9" meta:paragraph-count="195" meta:word-count="2612" meta:character-count="16165" meta:non-whitespace-character-count="13870"/>
  </office:meta>
</office:document-meta>
</file>